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svg:stroke-color="#000000" draw:fill-color="#ffffff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65cm"/>
    </style:style>
    <style:style style:name="gr6" style:family="graphic" style:parent-style-name="standard">
      <style:graphic-properties svg:stroke-color="#000000" draw:fill-color="#666666" draw:textarea-vertical-align="middle"/>
    </style:style>
    <style:style style:name="gr7" style:family="graphic" style:parent-style-name="objectwithoutfill">
      <style:graphic-properties draw:marker-start="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97cm"/>
    </style:style>
    <style:style style:name="gr10" style:family="graphic" style:parent-style-name="standard">
      <style:graphic-properties svg:stroke-color="#000000" draw:marker-start="" draw:fill-color="#ffffff" draw:textarea-vertical-align="middle" draw:shadow="visible" draw:shadow-offset-x="0.05cm" draw:shadow-offset-y="0.05cm" draw:shadow-color="#000000"/>
    </style:style>
    <style:style style:name="gr11" style:family="graphic" style:parent-style-name="objectwithoutfill">
      <style:graphic-properties draw:marker-start="Arrow_20_concav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7.4cm" svg:height="0.9cm" svg:x="6.1cm" svg:y="1.9cm">
          <text:p text:style-name="P1"><text:span text:style-name="T1">Key A, Access Conditions, U, Key B</text:span></text:p>
        </draw:rect>
        <draw:frame draw:style-name="gr2" draw:text-style-name="P3" draw:layer="layout" svg:width="1.2cm" svg:height="0.8cm" svg:x="4.8cm" svg:y="2cm">
          <draw:text-box>
            <text:p><text:span text:style-name="T1">0xff</text:span></text:p>
          </draw:text-box>
        </draw:frame>
        <draw:rect draw:style-name="gr3" draw:text-style-name="P2" draw:layer="layout" svg:width="7.4cm" svg:height="0.9cm" svg:x="6.1cm" svg:y="3.8cm">
          <text:p text:style-name="P1"><text:span text:style-name="T1">Data Block</text:span></text:p>
        </draw:rect>
        <draw:line draw:style-name="gr4" draw:text-style-name="P1" draw:layer="layout" svg:x1="9.8cm" svg:y1="2.8cm" svg:x2="9.8cm" svg:y2="3.8cm">
          <text:p/>
        </draw:line>
        <draw:frame draw:style-name="gr5" draw:text-style-name="P3" draw:layer="layout" svg:width="1.3cm" svg:height="1.115cm" svg:x="4.7cm" svg:y="3.9cm">
          <draw:text-box>
            <text:p><text:span text:style-name="T1">0xf0</text:span></text:p>
          </draw:text-box>
        </draw:frame>
        <draw:rect draw:style-name="gr1" draw:text-style-name="P2" draw:layer="layout" svg:width="7.4cm" svg:height="0.9cm" svg:x="6.1cm" svg:y="5.7cm">
          <text:p text:style-name="P1"><text:span text:style-name="T1">Key A, Access Conditions, U, Key B</text:span></text:p>
        </draw:rect>
        <draw:line draw:style-name="gr4" draw:text-style-name="P1" draw:layer="layout" svg:x1="9.8cm" svg:y1="4.7cm" svg:x2="9.8cm" svg:y2="5.7cm">
          <text:p/>
        </draw:line>
        <draw:rect draw:style-name="gr3" draw:text-style-name="P2" draw:layer="layout" svg:width="7.4cm" svg:height="0.9cm" svg:x="6.1cm" svg:y="6.6cm">
          <text:p text:style-name="P1"><text:span text:style-name="T1">Data Block</text:span></text:p>
        </draw:rect>
        <draw:rect draw:style-name="gr3" draw:text-style-name="P2" draw:layer="layout" svg:width="7.4cm" svg:height="0.9cm" svg:x="6.1cm" svg:y="7.5cm">
          <text:p text:style-name="P1"><text:span text:style-name="T1">Data Block</text:span></text:p>
        </draw:rect>
        <draw:rect draw:style-name="gr3" draw:text-style-name="P2" draw:layer="layout" svg:width="7.4cm" svg:height="0.9cm" svg:x="6.1cm" svg:y="8.4cm">
          <text:p text:style-name="P1"><text:span text:style-name="T1">Data Block</text:span></text:p>
        </draw:rect>
        <draw:rect draw:style-name="gr1" draw:text-style-name="P2" draw:layer="layout" svg:width="7.4cm" svg:height="0.9cm" svg:x="6.1cm" svg:y="9.3cm">
          <text:p text:style-name="P1"><text:span text:style-name="T1">Key A, Access Conditions, U, Key B</text:span></text:p>
        </draw:rect>
        <draw:rect draw:style-name="gr3" draw:text-style-name="P2" draw:layer="layout" svg:width="7.4cm" svg:height="0.9cm" svg:x="6.1cm" svg:y="10.2cm">
          <text:p text:style-name="P1"><text:span text:style-name="T1">Data Block</text:span></text:p>
        </draw:rect>
        <draw:rect draw:style-name="gr3" draw:text-style-name="P2" draw:layer="layout" svg:width="7.4cm" svg:height="0.9cm" svg:x="6.1cm" svg:y="11.1cm">
          <text:p text:style-name="P1"><text:span text:style-name="T1">Data Block</text:span></text:p>
        </draw:rect>
        <draw:rect draw:style-name="gr6" draw:text-style-name="P2" draw:layer="layout" svg:width="7.4cm" svg:height="0.9cm" svg:x="6.1cm" svg:y="12cm">
          <text:p text:style-name="P1"><text:span text:style-name="T1">UID, BCC, Manufacturer Data</text:span></text:p>
        </draw:rect>
        <draw:frame draw:style-name="gr5" draw:text-style-name="P3" draw:layer="layout" svg:width="1.4cm" svg:height="1.115cm" svg:x="4.6cm" svg:y="5.801cm">
          <draw:text-box>
            <text:p><text:span text:style-name="T1">0x07</text:span></text:p>
          </draw:text-box>
        </draw:frame>
        <draw:frame draw:style-name="gr5" draw:text-style-name="P3" draw:layer="layout" svg:width="1.4cm" svg:height="1.115cm" svg:x="4.6cm" svg:y="6.702cm">
          <draw:text-box>
            <text:p><text:span text:style-name="T1">0x06</text:span></text:p>
          </draw:text-box>
        </draw:frame>
        <draw:frame draw:style-name="gr5" draw:text-style-name="P3" draw:layer="layout" svg:width="1.4cm" svg:height="1.115cm" svg:x="4.6cm" svg:y="7.603cm">
          <draw:text-box>
            <text:p><text:span text:style-name="T1">0x05</text:span></text:p>
          </draw:text-box>
        </draw:frame>
        <draw:frame draw:style-name="gr5" draw:text-style-name="P3" draw:layer="layout" svg:width="1.4cm" svg:height="1.115cm" svg:x="4.6cm" svg:y="8.504cm">
          <draw:text-box>
            <text:p><text:span text:style-name="T1">0x04</text:span></text:p>
          </draw:text-box>
        </draw:frame>
        <draw:frame draw:style-name="gr5" draw:text-style-name="P3" draw:layer="layout" svg:width="1.4cm" svg:height="1.115cm" svg:x="4.6cm" svg:y="9.405cm">
          <draw:text-box>
            <text:p><text:span text:style-name="T1">0x03</text:span></text:p>
          </draw:text-box>
        </draw:frame>
        <draw:frame draw:style-name="gr5" draw:text-style-name="P3" draw:layer="layout" svg:width="1.4cm" svg:height="1.115cm" svg:x="4.6cm" svg:y="10.306cm">
          <draw:text-box>
            <text:p><text:span text:style-name="T1">0x02</text:span></text:p>
          </draw:text-box>
        </draw:frame>
        <draw:frame draw:style-name="gr5" draw:text-style-name="P3" draw:layer="layout" svg:width="1.4cm" svg:height="1.115cm" svg:x="4.6cm" svg:y="11.207cm">
          <draw:text-box>
            <text:p><text:span text:style-name="T1">0x01</text:span></text:p>
          </draw:text-box>
        </draw:frame>
        <draw:frame draw:style-name="gr5" draw:text-style-name="P3" draw:layer="layout" svg:width="1.4cm" svg:height="1.115cm" svg:x="4.6cm" svg:y="12.108cm">
          <draw:text-box>
            <text:p><text:span text:style-name="T1">0x00</text:span></text:p>
          </draw:text-box>
        </draw:frame>
        <draw:path draw:style-name="gr7" draw:text-style-name="P1" draw:layer="layout" svg:width="0.932cm" svg:height="3.599cm" svg:x="13.5cm" svg:y="9.3cm" svg:viewBox="0 0 933 3600" svg:d="M0 3600c2100-2000 0-3600 0-3600">
          <text:p/>
        </draw:path>
        <draw:path draw:style-name="gr8" draw:text-style-name="P1" draw:layer="layout" svg:width="0.932cm" svg:height="3.599cm" svg:x="13.501cm" svg:y="5.7cm" svg:viewBox="0 0 933 3600" svg:d="M0 3600c2100-2000 0-3600 0-3600">
          <text:p/>
        </draw:path>
        <draw:path draw:style-name="gr8" draw:text-style-name="P1" draw:layer="layout" svg:width="0.932cm" svg:height="2.799cm" svg:x="13.502cm" svg:y="1.9cm" svg:viewBox="0 0 933 2800" svg:d="M0 2800c2100-1556 0-2800 0-2800">
          <text:p/>
        </draw:path>
        <draw:frame draw:style-name="gr5" draw:text-style-name="P3" draw:layer="layout" svg:width="3.7cm" svg:height="1.115cm" svg:x="14.7cm" svg:y="10.285cm">
          <draw:text-box>
            <text:p><text:span text:style-name="T1">Sector 0x00</text:span></text:p>
            <text:p><text:span text:style-name="T1">4 blocks, 64 bytes</text:span></text:p>
          </draw:text-box>
        </draw:frame>
        <draw:frame draw:style-name="gr5" draw:text-style-name="P3" draw:layer="layout" svg:width="3.7cm" svg:height="1.115cm" svg:x="14.7cm" svg:y="6.986cm">
          <draw:text-box>
            <text:p><text:span text:style-name="T1">Sector 0x01</text:span></text:p>
            <text:p><text:span text:style-name="T1">4 blocks, 64 bytes</text:span></text:p>
          </draw:text-box>
        </draw:frame>
        <draw:frame draw:style-name="gr9" draw:text-style-name="P3" draw:layer="layout" svg:width="4.1cm" svg:height="1.547cm" svg:x="14.7cm" svg:y="2.687cm">
          <draw:text-box>
            <text:p><text:span text:style-name="T1">Sector 0x27</text:span></text:p>
            <text:p><text:span text:style-name="T1">16 blocks, 256 bytes</text:span></text:p>
          </draw:text-box>
        </draw:frame>
        <draw:rect draw:style-name="gr10" draw:text-style-name="P2" draw:layer="layout" svg:width="3.9cm" svg:height="1cm" svg:x="15.1cm" svg:y="4.6cm">
          <text:p text:style-name="P1"><text:span text:style-name="T1">Sector trailer</text:span></text:p>
        </draw:rect>
        <draw:path draw:style-name="gr11" draw:text-style-name="P1" draw:layer="layout" svg:width="1.799cm" svg:height="2.499cm" svg:x="13.3cm" svg:y="2.6cm" svg:viewBox="0 0 1800 2500" svg:d="M0 0c0 1500 1800 2500 1800 2500">
          <text:p/>
        </draw:path>
        <draw:path draw:style-name="gr11" draw:text-style-name="P1" draw:layer="layout" svg:width="1.953cm" svg:height="0.912cm" svg:x="13.1cm" svg:y="5.087cm" svg:viewBox="0 0 1954 913" svg:d="M0 913c1000-1100 1954-899 1954-899">
          <text:p/>
        </draw:path>
        <draw:path draw:style-name="gr11" draw:text-style-name="P1" draw:layer="layout" svg:width="4.054cm" svg:height="4.397cm" svg:x="11cm" svg:y="5.102cm" svg:viewBox="0 0 4055 4398" svg:d="M0 4398c0-1800 4055-4398 4055-439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1T19:29:47</meta:creation-date>
    <dc:date>2018-04-11T21:26:15</dc:date>
    <meta:editing-duration>PT1H13M12S</meta:editing-duration>
    <meta:editing-cycles>2</meta:editing-cycles>
    <meta:generator>OpenOffice/4.1.5$Unix OpenOffice.org_project/415m1$Build-9789</meta:generator>
    <meta:document-statistic meta:object-count="32"/>
  </office:meta>
</office:document-meta>
</file>